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Roboto1" svg:font-family="Roboto, sans-serif"/>
    <style:font-face style:name="Segoe UI Web" svg:font-family="'Segoe UI Web', 'Segoe UI', 'Segoe WP', 'Segoe UI Emoji', Tahoma, Arial, sans-serif"/>
    <style:font-face style:name="roboto" svg:font-family="roboto"/>
  </office:font-face-decls>
  <office:automatic-styles>
    <style:style style:name="Table1" style:family="table">
      <style:table-properties style:width="16.632cm" fo:margin-left="0.381cm" table:align="left"/>
    </style:style>
    <style:style style:name="Table1.A" style:family="table-column">
      <style:table-column-properties style:column-width="4.313cm"/>
    </style:style>
    <style:style style:name="Table1.B" style:family="table-column">
      <style:table-column-properties style:column-width="6.641cm"/>
    </style:style>
    <style:style style:name="Table1.C" style:family="table-column">
      <style:table-column-properties style:column-width="5.678cm"/>
    </style:style>
    <style:style style:name="Table1.A1" style:family="table-cell">
      <style:table-cell-properties style:writing-mode="page"/>
    </style:style>
    <style:style style:name="P1" style:family="paragraph" style:parent-style-name="Standard">
      <style:paragraph-properties fo:margin-left="0cm" fo:margin-right="0cm" fo:line-height="100%" fo:orphans="2" fo:widows="2" fo:text-indent="0cm" style:auto-text-indent="false"/>
      <style:text-properties fo:font-variant="normal" fo:text-transform="none" fo:color="#252424" loext:opacity="100%" style:font-name="roboto" fo:font-size="12pt" fo:letter-spacing="normal" fo:font-style="normal" fo:font-weight="normal" style:font-size-asian="12pt" style:font-size-complex="12pt"/>
    </style:style>
    <style:style style:name="P2" style:family="paragraph" style:parent-style-name="Standard" style:list-style-name="L1">
      <style:paragraph-properties fo:line-height="100%" fo:orphans="2" fo:widows="2"/>
      <style:text-properties fo:font-variant="normal" fo:text-transform="none" fo:color="#252424" loext:opacity="100%" style:font-name="roboto" fo:font-size="12pt" fo:letter-spacing="normal" fo:font-style="normal" fo:font-weight="normal" style:font-size-asian="12pt" style:font-size-complex="12pt"/>
    </style:style>
    <style:style style:name="P3" style:family="paragraph" style:parent-style-name="Standard" style:list-style-name="L1">
      <style:paragraph-properties fo:line-height="100%" fo:orphans="2" fo:widows="2"/>
      <style:text-properties fo:font-variant="normal" fo:text-transform="none" fo:color="#252424" loext:opacity="100%" style:font-name="roboto" fo:font-size="12pt" fo:letter-spacing="normal" fo:font-style="normal" fo:font-weight="normal" officeooo:paragraph-rsid="0013ad43" style:font-size-asian="12pt" style:font-size-complex="12pt"/>
    </style:style>
    <style:style style:name="P4" style:family="paragraph" style:parent-style-name="Standard">
      <style:paragraph-properties fo:line-height="100%" fo:orphans="2" fo:widows="2"/>
      <style:text-properties fo:font-variant="normal" fo:text-transform="none" fo:color="#252424" loext:opacity="100%" style:font-name="roboto" fo:font-size="12pt" fo:letter-spacing="normal" fo:font-style="normal" fo:font-weight="normal" officeooo:paragraph-rsid="0013ad43" style:font-size-asian="12pt" style:font-size-complex="12pt"/>
    </style:style>
    <style:style style:name="P5" style:family="paragraph" style:parent-style-name="Standard" style:list-style-name="L1">
      <style:paragraph-properties fo:line-height="100%" fo:orphans="2" fo:widows="2"/>
      <style:text-properties fo:font-variant="normal" fo:text-transform="none" fo:color="#333333" loext:opacity="100%" style:font-name="roboto" fo:font-size="12pt" fo:letter-spacing="normal" fo:font-style="normal" fo:font-weight="normal" style:font-size-asian="12pt" style:font-size-complex="12pt"/>
    </style:style>
    <style:style style:name="P6" style:family="paragraph" style:parent-style-name="Standard">
      <style:paragraph-properties fo:line-height="100%" fo:orphans="2" fo:widows="2"/>
      <style:text-properties fo:font-variant="normal" fo:text-transform="none" fo:color="#333333" loext:opacity="100%" style:font-name="roboto" fo:font-size="12pt" fo:letter-spacing="normal" fo:font-style="normal" fo:font-weight="normal" style:font-size-asian="12pt" style:font-size-complex="12pt"/>
    </style:style>
    <style:style style:name="P7" style:family="paragraph" style:parent-style-name="Standard" style:list-style-name="L4">
      <style:paragraph-properties fo:line-height="100%" fo:orphans="2" fo:widows="2"/>
      <style:text-properties officeooo:paragraph-rsid="00145f92"/>
    </style:style>
    <style:style style:name="P8" style:family="paragraph" style:parent-style-name="Standard">
      <style:paragraph-properties fo:margin-left="0cm" fo:margin-right="0cm" fo:line-height="100%" fo:orphans="2" fo:widows="2" fo:text-indent="0cm" style:auto-text-indent="false"/>
      <style:text-properties style:font-name="roboto" fo:font-size="12pt" style:font-size-asian="12pt" style:font-size-complex="12pt"/>
    </style:style>
    <style:style style:name="P9" style:family="paragraph" style:parent-style-name="Standard" style:list-style-name="L2">
      <style:paragraph-properties fo:line-height="100%" fo:orphans="2" fo:widows="2"/>
      <style:text-properties style:font-name="roboto" fo:font-size="12pt" style:font-size-asian="12pt" style:font-size-complex="12pt"/>
    </style:style>
    <style:style style:name="P10" style:family="paragraph" style:parent-style-name="Table_20_Contents">
      <style:paragraph-properties fo:text-align="center" style:justify-single-word="false"/>
      <style:text-properties fo:font-variant="normal" fo:text-transform="none" fo:color="#000000" loext:opacity="100%" style:font-name="roboto" fo:font-size="12pt" fo:letter-spacing="normal" fo:font-style="normal" fo:font-weight="normal" style:font-size-asian="12pt" style:font-size-complex="12pt"/>
    </style:style>
    <style:style style:name="P11" style:family="paragraph" style:parent-style-name="Table_20_Contents">
      <style:paragraph-properties fo:text-align="center" style:justify-single-word="false"/>
      <style:text-properties style:font-name="roboto" fo:font-size="12pt" style:font-size-asian="12pt" style:font-size-complex="12pt"/>
    </style:style>
    <style:style style:name="P12" style:family="paragraph" style:parent-style-name="Text_20_body">
      <style:paragraph-properties fo:line-height="100%" fo:orphans="2" fo:widows="2"/>
      <style:text-properties fo:color="#000000" loext:opacity="100%" style:font-name="roboto" fo:font-size="12pt" officeooo:rsid="0013ad43" officeooo:paragraph-rsid="0013ad43" style:font-size-asian="12pt" style:font-size-complex="12pt"/>
    </style:style>
    <style:style style:name="P13" style:family="paragraph" style:parent-style-name="Text_20_body" style:list-style-name="L2">
      <style:paragraph-properties fo:line-height="100%" fo:orphans="2" fo:widows="2"/>
      <style:text-properties fo:font-variant="normal" fo:text-transform="none" fo:color="#000000" loext:opacity="100%" style:font-name="roboto" fo:font-size="12pt" fo:letter-spacing="normal" fo:font-style="normal" fo:font-weight="normal" officeooo:paragraph-rsid="0013ad43" style:font-size-asian="12pt" style:font-size-complex="12pt"/>
    </style:style>
    <style:style style:name="P14" style:family="paragraph" style:parent-style-name="Text_20_body">
      <style:paragraph-properties fo:line-height="100%" fo:orphans="2" fo:widows="2"/>
      <style:text-properties fo:font-variant="normal" fo:text-transform="none" fo:color="#000000" loext:opacity="100%" style:font-name="Helvetica" fo:font-size="11.25pt" fo:letter-spacing="normal" fo:font-style="normal" fo:font-weight="normal" officeooo:rsid="0013ad43" officeooo:paragraph-rsid="0013ad43" style:font-size-asian="12pt" style:font-size-complex="12pt"/>
    </style:style>
    <style:style style:name="P15" style:family="paragraph" style:parent-style-name="Text_20_body" style:list-style-name="L2">
      <style:paragraph-properties fo:line-height="100%" fo:orphans="2" fo:widows="2"/>
      <style:text-properties style:font-name="roboto" fo:font-size="12pt" officeooo:paragraph-rsid="0013ad43" style:font-size-asian="12pt" style:font-size-complex="12pt"/>
    </style:style>
    <style:style style:name="P16" style:family="paragraph" style:parent-style-name="Text_20_body">
      <style:paragraph-properties fo:text-align="center" style:justify-single-word="false"/>
      <style:text-properties style:font-name="roboto" fo:font-size="12pt" fo:font-weight="normal" style:font-size-asian="12pt" style:font-size-complex="12pt"/>
    </style:style>
    <style:style style:name="P17" style:family="paragraph" style:parent-style-name="Text_20_body">
      <style:paragraph-properties fo:margin-left="0cm" fo:margin-right="0cm" fo:margin-top="0cm" fo:margin-bottom="0.265cm" style:contextual-spacing="false" fo:text-align="center" style:justify-single-word="false" fo:text-indent="0cm" style:auto-text-indent="false"/>
      <style:text-properties style:font-name="roboto" fo:font-size="12pt" fo:font-weight="normal" officeooo:paragraph-rsid="00145f92" style:font-size-asian="12pt" style:font-size-complex="12pt"/>
    </style:style>
    <style:style style:name="T1" style:family="text">
      <style:text-properties fo:font-variant="normal" fo:text-transform="none" fo:color="#252424" loext:opacity="100%" fo:letter-spacing="normal" fo:font-style="normal" fo:font-weight="normal"/>
    </style:style>
    <style:style style:name="T2" style:family="text">
      <style:text-properties fo:font-variant="normal" fo:text-transform="none" fo:color="#252424" loext:opacity="100%" fo:letter-spacing="normal" fo:font-style="normal" fo:font-weight="normal" officeooo:rsid="0013ad43"/>
    </style:style>
    <style:style style:name="T3" style:family="text">
      <style:text-properties officeooo:rsid="0013ad43"/>
    </style:style>
    <style:style style:name="T4" style:family="text">
      <style:text-properties fo:color="#333333" loext:opacity="100%"/>
    </style:style>
    <style:style style:name="T5" style:family="text">
      <style:text-properties fo:color="#333333" loext:opacity="100%" officeooo:rsid="0013ad43"/>
    </style:style>
    <style:style style:name="T6" style:family="text">
      <style:text-properties fo:color="#252424" loext:opacity="100%"/>
    </style:style>
    <style:style style:name="T7" style:family="text">
      <style:text-properties fo:color="#000000" loext:opacity="100%" style:font-name="Helvetica" officeooo:rsid="0013ad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âu <text:span text:style-name="T3">1</text:span>) Trình bày cơ chế NAT, so sánh dynamic NAT và static NAT kèm ứng dụng cụ thể của từng loại</text:p>
      <text:list xml:id="list2128827756" text:style-name="L4">
        <text:list-item>
          <text:p text:style-name="P7"><text:span text:style-name="T7">NAT (Network Address Translation) là một kỹ thuật chuyển đổi địa chỉ IP của các máy tính trong một mạng LAN thành địa chỉ IP của một router. Điều này cho phép các máy tính trong mạng LAN có thể truy cập Internet thông qua một địa chỉ IP của router. Điều này cũng cho phép các máy tính trong mạng LAN có thể truy cập các máy tính trong mạng LAN khác thông qua địa chỉ IP của router. </text:span></text:p>
        </text:list-item>
        <text:list-item>
          <text:p text:style-name="P7"><text:span text:style-name="T7">NAT có thể được thực hiện bằng cách sử dụng một bảng định tuyến (routing table) để chuyển đổi địa chỉ IP của các máy tính trong mạng LAN thành địa chỉ IP của router. Điều này được gọi là static NAT. Điều này cũng có thể được thực hiện bằng cách sử dụng một bảng định tuyến (routing table) để chuyển đổi địa chỉ IP của các máy tính trong mạng LAN thành địa chỉ IP của router. Điều này được gọi là dynamic NAT. </text:span></text:p>
          <text:p text:style-name="P7"><text:span text:style-name="T7"/></text:p>
        </text:list-item>
        <text:list-item>
          <text:p text:style-name="P7"><text:span text:style-name="T7">NAT có thể được thực hiện theo hai cách: static NAT và dynamic NAT. </text:span></text:p>
          <text:list>
            <text:list-item>
              <text:p text:style-name="P7"><text:span text:style-name="T7">Static NAT: là một kỹ thuật NAT được sử dụng để chuyển đổi địa chỉ IP của một máy tính cụ thể sang địa chỉ IP của một máy tính khác. Điều này cho phép một máy tính trong mạng nội bộ có thể truy cập Internet thông qua một địa chỉ IP công cộng. Điều này cũng cho phép một máy tính trong mạng công cộng có thể truy cập mạng nội bộ thông qua địa chỉ IP nội bộ. </text:span></text:p>
            </text:list-item>
            <text:list-item>
              <text:p text:style-name="P7"><text:span text:style-name="T7">Dynamic NAT: là một kỹ thuật NAT được sử dụng để chuyển đổi địa chỉ IP của một máy tính cụ thể sang địa chỉ IP của một máy tính khác. Điều này cho phép một máy tính trong mạng nội bộ có thể truy cập Internet thông qua một địa chỉ IP công cộng. Điều này cũng cho phép một máy tính trong mạng công cộng có thể truy cập mạng nội bộ thông qua địa chỉ IP nội bộ. </text:span></text:p>
            </text:list-item>
          </text:list>
        </text:list-item>
        <text:list-item>
          <text:p text:style-name="P7"><text:span text:style-name="T7">Ứng dụng của NAT</text:span></text:p>
          <text:list>
            <text:list-item>
              <text:p text:style-name="P7"><text:span text:style-name="T7"><text:s/>Ứng dụng của static NAT: </text:span></text:p>
              <text:list>
                <text:list-item>
                  <text:p text:style-name="P7"><text:span text:style-name="T7">Truy cập Internet từ mạng nội bộ. </text:span></text:p>
                </text:list-item>
                <text:list-item>
                  <text:p text:style-name="P7"><text:span text:style-name="T7">Truy cập mạng nội bộ từ Internet.</text:span></text:p>
                </text:list-item>
                <text:list-item>
                  <text:p text:style-name="P7"><text:span text:style-name="T7">Truy cập một máy tính nội bộ từ Internet. </text:span></text:p>
                  <text:p text:style-name="P7"><text:span text:style-name="T7"/></text:p>
                </text:list-item>
              </text:list>
            </text:list-item>
            <text:list-item>
              <text:p text:style-name="P7"><text:span text:style-name="T7">Ứng dụng của dynamic NAT: </text:span></text:p>
              <text:list>
                <text:list-item>
                  <text:p text:style-name="P7"><text:span text:style-name="T7">Truy cập Internet từ mạng nội bộ. </text:span></text:p>
                </text:list-item>
                <text:list-item>
                  <text:p text:style-name="P7"><text:span text:style-name="T7">Truy cập mạng nội bộ từ Internet. </text:span></text:p>
                </text:list-item>
                <text:list-item>
                  <text:p text:style-name="P7"><text:span text:style-name="T7">Truy cập một máy tính nội bộ từ Internet. </text:span><text:tab/></text:p>
                </text:list-item>
              </text:list>
            </text:list-item>
          </text:list>
        </text:list-item>
      </text:list>
      <text:p text:style-name="P1"/>
      <text:p text:style-name="P1"/>
      <text:p text:style-name="P1">Câu 2) So sánh địa chỉ Ipv4 và Ipv6 và ý nghĩa sử dụng địa chỉ Ipv6</text:p>
      <text:list xml:id="list3646469428" text:style-name="L1">
        <text:list-item>
          <text:p text:style-name="P2">IPv4</text:p>
          <text:list>
            <text:list-item>
              <text:p text:style-name="P5">Là một giao thức phổ biến trong truyền thông dữ liệu. Nó được phát triển như một giao thức không hướng kết nối (connectionless). Dùng trong các mạng chuyển mạch gói (network packet switching) như Ethernet</text:p>
            </text:list-item>
            <text:list-item>
              <text:p text:style-name="P5">Cung cấp địa chỉ <text:span text:style-name="T3">32 bit (4byte) và tạo ra 4.29x10^9 địa chỉ</text:span></text:p>
            </text:list-item>
          </text:list>
        </text:list-item>
      </text:list>
      <text:p text:style-name="P6"/>
      <text:list xml:id="list95133711894046" text:continue-numbering="true" text:style-name="L1">
        <text:list-item>
          <text:p text:style-name="P2">IPv<text:span text:style-name="T3">6</text:span></text:p>
          <text:list>
            <text:list-item>
              <text:p text:style-name="P3">Là giao thức được nâng cấp hxơn IPv4. </text:p>
            </text:list-item>
            <text:list-item>
              <text:p text:style-name="P3"><text:soft-page-break/><text:span text:style-name="T4">Đây là một phiên bản của giao thức liên mạng (IP) nhằm mục đích nâng cấp giao thức liên mạng phiên bản 4 (IPv4) hiện đang truyền dẫn cho hầu hết lưu lượng truy cập Internet nhưng đã hết địa chỉ</text:span></text:p>
            </text:list-item>
            <text:list-item>
              <text:p text:style-name="P3"><text:span text:style-name="T4">Cung cấp địa chỉ </text:span><text:span text:style-name="T5">128bit (16byte) và tạo ra <text:s/>3,4 x 10^38 địa chỉ</text:span></text:p>
            </text:list-item>
          </text:list>
        </text:list-item>
      </text:list>
      <text:p text:style-name="P4"><text:span text:style-name="T5"/></text:p>
      <text:p text:style-name="P8"><text:span text:style-name="T1">Câu 3) Trình bày sự giống và khác nhau giữa mô hình OSI và TCP/IP</text:span></text:p>
      <text:list xml:id="list66210136" text:style-name="L2">
        <text:list-item>
          <text:p text:style-name="P9"><text:span text:style-name="T1">Giống nhau: </text:span></text:p>
          <text:list>
            <text:list-item>
              <text:p text:style-name="P9"><text:span text:style-name="T1">Đều có kiến trúc phân lớp </text:span><text:span text:style-name="T2">(tầng)</text:span><text:span text:style-name="T1"> </text:span></text:p>
            </text:list-item>
            <text:list-item>
              <text:p text:style-name="P13"><text:span text:style-name="T6">Đều có lớp Network và lớp Transport.</text:span></text:p>
            </text:list-item>
            <text:list-item>
              <text:p text:style-name="P15"><text:span text:style-name="T1">Cùng sử dụng kỹ thuật chuyển Packet</text:span></text:p>
            </text:list-item>
          </text:list>
        </text:list-item>
        <text:list-item>
          <text:p text:style-name="P15"><text:span text:style-name="T1">Khác nhau :</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1">Nội dung so sánh</text:p>
          </table:table-cell>
          <table:table-cell table:style-name="Table1.A1" office:value-type="string">
            <text:p text:style-name="P11">OSI</text:p>
          </table:table-cell>
          <table:table-cell table:style-name="Table1.A1" office:value-type="string">
            <text:p text:style-name="P11">TCP/IP</text:p>
          </table:table-cell>
        </table:table-row>
        <table:table-row>
          <table:table-cell table:style-name="Table1.A1" office:value-type="string">
            <text:p text:style-name="P11">Độ tin cậy và phổ biến</text:p>
          </table:table-cell>
          <table:table-cell table:style-name="Table1.A1" office:value-type="string">
            <text:p text:style-name="P10">Nhiều người cho rằng đây là mô hình cũ, chỉ để tham khảo, số người sử dụng hạn chế hơn so với TCP/IP</text:p>
          </table:table-cell>
          <table:table-cell table:style-name="Table1.A1" office:value-type="string">
            <text:p text:style-name="P10">Được chuẩn hóa, nhiều người tin cậy và sử dụng phổ biến trên toàn cầu</text:p>
          </table:table-cell>
        </table:table-row>
        <table:table-row>
          <table:table-cell table:style-name="Table1.A1" office:value-type="string">
            <text:p text:style-name="P16">Phương pháp tiếp cận</text:p>
            <text:p text:style-name="P11"/>
          </table:table-cell>
          <table:table-cell table:style-name="Table1.A1" office:value-type="string">
            <text:p text:style-name="P17">Tiếp cận theo chiều dọc</text:p>
          </table:table-cell>
          <table:table-cell table:style-name="Table1.A1" office:value-type="string">
            <text:p text:style-name="P17">Tiếp cận theo chiều ngang</text:p>
          </table:table-cell>
        </table:table-row>
        <table:table-row>
          <table:table-cell table:style-name="Table1.A1" office:value-type="string">
            <text:p text:style-name="P10">Sự kết hợp giữa các tầng</text:p>
          </table:table-cell>
          <table:table-cell table:style-name="Table1.A1" office:value-type="string">
            <text:p text:style-name="P10">Mỗi tầng khác nhau sẽ thực hiện một nhiệm vụ khác nhau, không có sự kết hợp giữa bất cứ tầng nào</text:p>
          </table:table-cell>
          <table:table-cell table:style-name="Table1.A1" office:value-type="string">
            <text:p text:style-name="P10">Trong tầng ứng dụng có tầng trình diễn và tầng phiên được kết hợp với nhau</text:p>
          </table:table-cell>
        </table:table-row>
        <table:table-row>
          <table:table-cell table:style-name="Table1.A1" office:value-type="string">
            <text:p text:style-name="P10">Thiết kế</text:p>
          </table:table-cell>
          <table:table-cell table:style-name="Table1.A1" office:value-type="string">
            <text:p text:style-name="P10">Phát triển mô hình trước sau đó sẽ phát triển giao thức</text:p>
          </table:table-cell>
          <table:table-cell table:style-name="Table1.A1" office:value-type="string">
            <text:p text:style-name="P10">Các giao thức được thiết kế trước sau đó phát triển mô hình</text:p>
          </table:table-cell>
        </table:table-row>
        <table:table-row>
          <table:table-cell table:style-name="Table1.A1" office:value-type="string">
            <text:p text:style-name="P10">Tính phụ thuộc</text:p>
          </table:table-cell>
          <table:table-cell table:style-name="Table1.A1" office:value-type="string">
            <text:p text:style-name="P10">Giao thức độc lập</text:p>
          </table:table-cell>
          <table:table-cell table:style-name="Table1.A1" office:value-type="string">
            <text:p text:style-name="P10">Phụ thuộc vào giao thức</text:p>
          </table:table-cell>
        </table:table-row>
      </table:table>
      <text:p text:style-name="P12"/>
      <text:p text:style-name="P14">1) Trình bày cơ chế NAT, so sánh dynamic NAT và static NAT kèm ứng dụng cụ thể của từng loại - NAT (Network Address Translation) là một kỹ thuật chuyển đổi địa chỉ IP của các máy tính trong một mạng LAN thành địa chỉ IP của một router. Điều này cho phép các máy tính trong mạng LAN có thể truy cập Internet thông qua một địa chỉ IP của router. Điều này cũng cho phép các máy tính trong mạng LAN có thể truy cập các máy tính trong mạng LAN khác thông qua địa chỉ IP của router. - NAT có thể được thực hiện bằng cách sử dụng một bảng định tuyến (routing table) để chuyển đổi địa chỉ IP của các máy tính trong mạng LAN thành địa chỉ IP của router. Điều này được gọi là static NAT. Điều này cũng có thể được thực hiện bằng cách sử dụng một bảng định tuyến (routing table) để chuyển đổi địa chỉ IP của các máy tính trong mạng LAN thành địa chỉ IP của router. Điều này được gọi là dynamic NAT. - NAT có thể được thực hiện theo hai cách: static NAT và dynamic NAT. - Static NAT: là một kỹ thuật NAT được sử dụng để chuyển đổi địa chỉ IP của một máy tính cụ thể sang địa chỉ IP của một máy tính khác. Điều này cho phép một máy tính trong mạng nội bộ có thể truy cập Internet thông qua một địa chỉ IP công cộng. Điều này cũng cho phép một máy tính trong mạng công cộng có thể truy cập mạng nội bộ thông qua địa chỉ IP nội bộ. - Dynamic NAT: là một kỹ thuật NAT được sử dụng để chuyển đổi địa chỉ IP của một máy tính cụ thể sang địa chỉ IP của một máy tính khác. Điều này cho phép một máy tính trong mạng nội bộ có thể truy cập Internet thông qua một địa chỉ IP công cộng. Điều này cũng cho phép một máy tính trong mạng công cộng có thể truy cập mạng nội bộ thông qua địa chỉ IP nội bộ. - Ứng dụng của static NAT: + Để truy cập Internet từ mạng nội bộ. + Để truy cập mạng nội bộ từ Internet. + Để truy cập một máy tính nội bộ từ Internet. - Ứng dụng của dynamic NAT: + Để truy cập Internet từ mạng nội bộ. + Để truy cập mạng nội bộ từ Internet. + Để truy cập <text:soft-page-break/>một máy tính nội bộ từ Internet. 2) So sánh địa chỉ Ipv4 và Ipv6 và ý nghĩa sử dụng địa chỉ Ipv6 3) Trình bày sự giống và khác nhau giữa mô hình OSI và TCP/I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Roboto1" svg:font-family="Roboto, sans-serif"/>
    <style:font-face style:name="Segoe UI Web" svg:font-family="'Segoe UI Web', 'Segoe UI', 'Segoe WP', 'Segoe UI Emoji', Tahoma, Arial, sans-serif"/>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09:29:41.995835755</meta:creation-date>
    <dc:date>2022-10-20T09:51:32.061738190</dc:date>
    <meta:editing-duration>PT9S</meta:editing-duration>
    <meta:editing-cycles>1</meta:editing-cycles>
    <meta:document-statistic meta:table-count="1" meta:image-count="0" meta:object-count="0" meta:page-count="3" meta:paragraph-count="50" meta:word-count="1239" meta:character-count="5571" meta:non-whitespace-character-count="4390"/>
    <meta:generator>LibreOffice/7.3.6.2$Linux_X86_64 LibreOffice_project/30$Build-2</meta:generator>
  </office:meta>
</office:document-meta>
</file>